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04ba" officeooo:paragraph-rsid="001204ba"/>
    </style:style>
    <style:style style:name="P2" style:family="paragraph" style:parent-style-name="Standard">
      <style:paragraph-properties fo:text-align="start" style:justify-single-word="false"/>
      <style:text-properties officeooo:rsid="0013d3a6" officeooo:paragraph-rsid="0013d3a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3d3a6" officeooo:paragraph-rsid="0013d3a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5a6e7" officeooo:paragraph-rsid="0015a6e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3dce" officeooo:paragraph-rsid="00153dce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8e090" officeooo:paragraph-rsid="0018e090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95abc" officeooo:paragraph-rsid="00195abc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b0abf" officeooo:paragraph-rsid="001b0ab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cf717" officeooo:paragraph-rsid="001cf717"/>
    </style:style>
    <style:style style:name="T1" style:family="text">
      <style:text-properties officeooo:rsid="00153dce"/>
    </style:style>
    <style:style style:name="T2" style:family="text">
      <style:text-properties officeooo:rsid="00176742"/>
    </style:style>
    <style:style style:name="T3" style:family="text">
      <style:text-properties officeooo:rsid="0019385b"/>
    </style:style>
    <style:style style:name="T4" style:family="text">
      <style:text-properties officeooo:rsid="001e0fa1"/>
    </style:style>
    <style:style style:name="T5" style:family="text">
      <style:text-properties officeooo:rsid="001eb263"/>
    </style:style>
    <style:style style:name="T6" style:family="text">
      <style:text-properties officeooo:rsid="001fd3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uta para conduzir discussão sobre o projeto integrador em 28/02/2018</text:p>
      <text:p text:style-name="P1"/>
      <text:p text:style-name="P2">Tópicos estruturais do projeto:</text:p>
      <text:p text:style-name="P2"/>
      <text:list xml:id="list6628775538600034972" text:style-name="L1">
        <text:list-item>
          <text:p text:style-name="P3">Definir o nome do projeto. <text:span text:style-name="T5">Recruta - if</text:span></text:p>
        </text:list-item>
        <text:list-item>
          <text:p text:style-name="P4">Definir se será em gui java ou na web.<text:span text:style-name="T2">(estudar prós e contras) - web</text:span></text:p>
        </text:list-item>
        <text:list-item>
          <text:p text:style-name="P3">Definir <text:span text:style-name="T1">o escopo do projeto. Em andamento</text:span></text:p>
        </text:list-item>
        <text:list-item>
          <text:p text:style-name="P5">Efetuar o levantamento de requisitos, o mais rápido e com a aprovação de todos se possível.</text:p>
        </text:list-item>
        <text:list-item>
          <text:p text:style-name="P4">Efetuar o levantamento de softwares que serão utilizados. <text:span text:style-name="T6">- </text:span></text:p>
        </text:list-item>
        <text:list-item>
          <text:p text:style-name="P6">Definir <text:span text:style-name="T3">como será:</text:span></text:p>
          <text:list>
            <text:list-item>
              <text:p text:style-name="P7">O tipo de layout da documentação: Padrão igual aos outros semestres.</text:p>
            </text:list-item>
            <text:list-item>
              <text:p text:style-name="P7">O tipo de layout do UML. <text:s/><text:span text:style-name="T6">astah</text:span></text:p>
            </text:list-item>
          </text:list>
        </text:list-item>
        <text:list-item>
          <text:p text:style-name="P8">Definir o que entregaremos na primeira prova.</text:p>
        </text:list-item>
        <text:list-item>
          <text:p text:style-name="P9">B<text:span text:style-name="T4">ô</text:span>nus: Aprender g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1:50:30.917021533</meta:creation-date>
    <dc:date>2018-02-28T21:35:58.592029380</dc:date>
    <meta:editing-duration>PT1H29M35S</meta:editing-duration>
    <meta:editing-cycles>14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109" meta:character-count="592" meta:non-whitespace-character-count="503"/>
  </office:meta>
</office:document-meta>
</file>